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1">
      <style:text-properties fo:font-style="normal" style:font-style-asian="normal" style:font-style-complex="normal"/>
    </style:style>
    <style:style style:name="P24"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Version 8 2008-04-22, Michael Calmer</text:p>
      <text:p text:style-name="P1">Version 9 2008-04-25, Michael Calmer</text:p>
      <text:p text:style-name="P1">Version 10 2008-05-05, Michael Calmer</text:p>
      <text:p text:style-name="P1">Version 11 2008-05-07,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text:soft-page-break/>client was assigned to, and will try to re-use it. <text:s/>If that regcode is no longer valid it will try to use the default subscription chosen for the company.</text:p>
      <text:p text:style-name="P2"/>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call includes also the deviceid of the SMT server to track SMT usage at NCC.</text:p>
      <text:p text:style-name="Text_20_body">Optional <text:span text:style-name="T1">ostarget</text:span><text:span text:style-name="T2"> and </text:span><text:span text:style-name="T1">ostarget-bak</text:span><text:span text:style-name="T2"> can be provided with a </text:span><text:span text:style-name="T1">param</text:span><text:span text:style-name="T2"> element. If these are not provided with the de-register call, NCC tries to find them in its database.</text:span></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text:soft-page-break/>&lt;de-register xmlns="<text:a xlink:type="simple" xlink:href="http://www.novell.com/xml/center/regsvc-1_0">http://www.novell.com/xml/center/regsvc-1_0</text:a>"</text:p>
      <text:p text:style-name="Code"><text:s text:c="13"/>lang="en"&gt;</text:p>
      <text:p text:style-name="Code"><text:s/>&lt;guid&gt;1badbeef4abadb01&lt;/guid&gt;</text:p>
      <text:p text:style-name="P5"><text:s/>&lt;smtguid&gt;12eaf7452bcd4367&lt;/smtguid&gt;</text:p>
      <text:p text:style-name="Code"><text:s/>&lt;authuser&gt;ab6205f37503eed745&lt;/authuser&gt;</text:p>
      <text:p text:style-name="Code"><text:s/>&lt;authpass&gt;3549049a673565ße847bb465&lt;/authpass&gt;</text:p>
      <text:p text:style-name="Code"><text:s/>&lt;param id="ostarget"&gt;</text:p>
      <text:p text:style-name="Code"><text:s text:c="3"/>&lt;![CDATA[SUSE Linux Enterprise Server 10 (i586)]]&gt;</text:p>
      <text:p text:style-name="Code"><text:s/>&lt;/param&gt;</text:p>
      <text:p text:style-name="Code"><text:s/>&lt;param id="ostarget-bak"&gt;</text:p>
      <text:p text:style-name="Code"><text:s text:c="3"/>&lt;![CDATA["SUSE Linux Enterprise Server 10 (i586)"]]&gt;</text:p>
      <text:p text:style-name="Code"><text:s/>&lt;/param&gt;</text:p>
      <text:p text:style-name="P5">&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 includeall=”no”&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oft-page-break/><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ttribute </text:span><text:span text:style-name="T1">includeall </text:span><text:span text:style-name="T2">tell NCC to return also registrations which does not belong to this SMT server. The default is “no” which also applies, if this attribute is not given. </text:span></text:p>
      <text:p text:style-name="Text_20_body"><text:span text:style-name="T2">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2">2008-05-05: We found out that the regcode is not unique, so we use now a subscription ID as reference.</text:p>
      <text:p text:style-name="P4"/>
      <text:p text:style-name="P4">Conclusion: We use the subid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 If the &lt;end-date&gt; is “0”, the subscription never expire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text:soft-page-break/>&lt;listsubscrip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subid&gt;12897464993fa735643ee93&lt;/subid&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class&gt;SLES&lt;/product-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subid&gt;7464993fa735643ee9312334&lt;/subid&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class&gt;SLEHA&lt;/product-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text:soft-page-break/>&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text:span><text:span text:style-name="T2">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subid – a subscription id (unique). This is the reference to &lt;subref&gt; in the listregistrations call.</text:p>
        </text:list-item>
        <text:list-item>
          <text:p text:style-name="P7">regcode – the regcode for this subscription. </text:p>
        </text:list-item>
        <text:list-item>
          <text:p text:style-name="P7">subname – the name of the subscription.</text:p>
        </text:list-item>
        <text:list-item>
          <text:p text:style-name="P7">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 If 0, this subscription never expires.</text:p>
        </text:list-item>
        <text:list-item>
          <text:p text:style-name="P7">duration – end-date – start-date</text:p>
        </text:list-item>
        <text:list-item>
          <text:p text:style-name="P7">server-class – OS or ADDON</text:p>
        </text:list-item>
        <text:list-item>
          <text:p text:style-name="P7">product-class – key which defines the relation between this Subscription and the list of Products. See also PRODUCT_CLASS in the productdata response from NCC.</text:p>
        </text:list-item>
        <text:list-item>
          <text:p text:style-name="P7">productlist – a comma seperated list of productdataids (See NNW_PRODUCT_DATA Table in NCC) of products which can be assigned to this subscription </text:p>
        </text:list-item>
        <text:list-item>
          <text:p text:style-name="P7">nodecount – The number how many installations can be assigned to this subscription. The value “-1” is defined as “unlimited”</text:p>
        </text:list-item>
        <text:list-item>
          <text:p text:style-name="P7">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P5"><text:soft-page-break/><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oft-page-break/><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9">result – with the values “error”, “warning” or “success”</text:p>
        </text:list-item>
        <text:list-item>
          <text:p text:style-name="P19">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1">guid – the client guid for which this operation was for. (required)</text:p>
        </text:list-item>
        <text:list-item>
          <text:p text:style-name="P21">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5-07T18:22:46</dc:date>
    <meta:editing-cycles>22</meta:editing-cycles>
    <meta:editing-duration>PT16H6M38S</meta:editing-duration>
    <meta:user-defined meta:name="Info 1"/>
    <meta:user-defined meta:name="Info 2"/>
    <meta:user-defined meta:name="Info 3"/>
    <meta:user-defined meta:name="Info 4"/>
    <meta:document-statistic meta:table-count="0" meta:image-count="0" meta:object-count="0" meta:page-count="8" meta:paragraph-count="232" meta:word-count="1868" meta:character-count="13056"/>
  </office:meta>
</office:document-meta>
</file>